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Element.writeControlWord( String 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Element.writeOneAttribute( String name ,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tfElement.writeRtf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tfElement.getRtf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Element.getParentOfClass( Class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tfElement.writeOneAttributeNS( String name ,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tfElement.writeRtf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tfElement.new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Element.dump( Writer w , int ind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tfElement.RtfElement( RtfContainer parent , Writer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Element.writeControlWordNS( String 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Element.isCl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Element.writeRtf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tfElement.writeExceptionInRtf( Exception i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tfElement.okToWriteR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Element.writeStarControlWordNS( String 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Element.writeGroupMark( boolean isSta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Element.RtfElement( RtfContainer parent , Writer w , RtfAttributes at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tfElement.writeAttributes( RtfAttributes attr , String [ ] nameLis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tfElement.writeStarControlWord( String 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Element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Element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Element.getRtfFi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